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19d04a" officeooo:paragraph-rsid="0019d04a"/>
    </style:style>
    <style:style style:name="P2" style:family="paragraph" style:parent-style-name="Standard">
      <style:text-properties style:font-name="Nimbus Sans L" officeooo:rsid="0019d04a" officeooo:paragraph-rsid="001e1d00"/>
    </style:style>
    <style:style style:name="P3" style:family="paragraph" style:parent-style-name="Standard">
      <style:text-properties style:font-name="Nimbus Sans L" officeooo:rsid="0019d04a" officeooo:paragraph-rsid="001eee9c"/>
    </style:style>
    <style:style style:name="P4" style:family="paragraph" style:parent-style-name="Standard">
      <style:text-properties style:font-name="Nimbus Sans L" officeooo:rsid="0019d04a" officeooo:paragraph-rsid="001f8399"/>
    </style:style>
    <style:style style:name="P5" style:family="paragraph" style:parent-style-name="Standard">
      <style:text-properties style:font-name="Nimbus Sans L" fo:font-size="8pt" officeooo:rsid="002223e1" officeooo:paragraph-rsid="001e2066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Nimbus Sans L" fo:font-size="8pt" officeooo:rsid="00209d9d" officeooo:paragraph-rsid="00209d9d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Nimbus Sans L" fo:font-size="8pt" style:text-underline-style="none" officeooo:rsid="00209d9d" officeooo:paragraph-rsid="00209d9d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P9" style:family="paragraph" style:parent-style-name="Standard">
      <style:text-properties style:font-name="Nimbus Sans L" fo:font-size="12pt" officeooo:rsid="0020bac8" officeooo:paragraph-rsid="001e2066" style:font-size-asian="12pt" style:font-size-complex="12pt"/>
    </style:style>
    <style:style style:name="P10" style:family="paragraph" style:parent-style-name="Standard">
      <style:text-properties style:font-name="Nimbus Sans L" officeooo:rsid="001f8399" officeooo:paragraph-rsid="001f8399"/>
    </style:style>
    <style:style style:name="P11" style:family="paragraph" style:parent-style-name="Standard">
      <style:text-properties style:font-name="Nimbus Sans L" officeooo:rsid="00209d9d" officeooo:paragraph-rsid="00209d9d"/>
    </style:style>
    <style:style style:name="P12" style:family="paragraph" style:parent-style-name="Standard">
      <style:text-properties style:font-name="Nimbus Sans L" officeooo:rsid="0020bac8" officeooo:paragraph-rsid="001e2066"/>
    </style:style>
    <style:style style:name="P13" style:family="paragraph" style:parent-style-name="Standard" style:list-style-name="L1">
      <style:text-properties style:font-name="Nimbus Sans L" officeooo:rsid="00209d9d" officeooo:paragraph-rsid="00209d9d"/>
    </style:style>
    <style:style style:name="P14" style:family="paragraph" style:parent-style-name="Standard" style:list-style-name="L1">
      <style:text-properties style:font-name="Nimbus Sans L" officeooo:rsid="00209d9d" officeooo:paragraph-rsid="002127bd"/>
    </style:style>
    <style:style style:name="P15" style:family="paragraph" style:parent-style-name="Standard">
      <style:text-properties style:font-name="Nimbus Sans L" fo:font-size="12pt" style:text-underline-style="none" officeooo:rsid="0020bac8" officeooo:paragraph-rsid="001e2066" style:font-size-asian="12pt" style:font-size-complex="12pt"/>
    </style:style>
    <style:style style:name="P16" style:family="paragraph" style:parent-style-name="Standard">
      <style:text-properties style:font-name="Nimbus Sans L" fo:font-size="8pt" style:text-underline-style="none" officeooo:rsid="0019d04a" officeooo:paragraph-rsid="001e2066" style:font-size-asian="8pt" style:font-size-complex="8pt"/>
    </style:style>
    <style:style style:name="P17" style:family="paragraph" style:parent-style-name="Standard">
      <style:text-properties style:font-name="Nimbus Sans L" officeooo:rsid="0019d04a" officeooo:paragraph-rsid="0019d04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style:text-underline-style="none" officeooo:rsid="001eee9c"/>
    </style:style>
    <style:style style:name="T6" style:family="text">
      <style:text-properties officeooo:rsid="001eee9c"/>
    </style:style>
    <style:style style:name="T7" style:family="text">
      <style:text-properties officeooo:rsid="001f8399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<text:span text:style-name="T6">Исполнительное бюро</text:span></text:p>
      <text:p text:style-name="P4"><text:tab/><text:tab/><text:tab/><text:tab/><text:tab/><text:tab/><text:span text:style-name="T7">Белорусского Независимого профсоюза</text:span></text:p>
      <text:p text:style-name="P4"><text:tab/><text:tab/><text:tab/><text:tab/><text:tab/><text:tab/><text:span text:style-name="T7">горняков, химиков, нефтепереработчиков, <text:tab/><text:tab/><text:tab/><text:tab/><text:tab/><text:tab/><text:tab/>энергетиков, транспортников, </text:span></text:p>
      <text:p text:style-name="P10"><text:tab/><text:tab/><text:tab/><text:tab/><text:tab/><text:tab/>строителей и других работников</text:p>
      <text:p text:style-name="P1"/>
      <text:p text:style-name="P1"><text:tab/><text:tab/><text:tab/><text:tab/><text:tab/><text:tab/><text:span text:style-name="T5">работников</text:span> <text:span text:style-name="T1"><text:tab/><text:tab/><text:tab/><text:tab/><text:tab/><text:tab/><text:tab/></text:span></text:p>
      <text:p text:style-name="P2"><text:span text:style-name="T3"><text:tab/><text:tab/><text:tab/><text:tab/><text:tab/><text:tab/></text:span><text:span text:style-name="T1"><text:tab/><text:tab/><text:tab/><text:tab/><text:tab/><text:tab/><text:tab/><text:tab/></text:span></text:p>
      <text:p text:style-name="P1"/>
      <text:p text:style-name="P1"/>
      <text:p text:style-name="P1"/>
      <text:p text:style-name="P8">ЗАЯВЛЕНИЕ</text:p>
      <text:p text:style-name="P1"/>
      <text:p text:style-name="P11"><text:tab/>Просим рассмотреть заявление о создании Первичной профсоюзной организации Белорусского Независимого профсоюза на предприятии <text:span text:style-name="T1"><text:tab/><text:tab/><text:tab/><text:tab/><text:tab/><text:tab/><text:tab/><text:tab/><text:tab/><text:tab/><text:tab/><text:tab/><text:tab/><text:tab/><text:tab/></text:span></text:p>
      <text:p text:style-name="P6">(название организации)</text:p>
      <text:p text:style-name="P11">как организационной структуры Белорусского Независимого профсоюза горняков, химиков, нефтепереработчиков, энергетиков, транспортников, строителей и других работников «Первичную профсоюзную организацию Белорусского Независимого профсоюза работников <text:span text:style-name="T1"><text:tab/><text:tab/><text:tab/><text:tab/><text:tab/><text:tab/><text:tab/><text:tab/><text:tab/><text:tab/><text:tab/> <text:tab/><text:tab/><text:tab/><text:tab/><text:tab/><text:tab/><text:tab/><text:tab/><text:tab/><text:tab/><text:tab/> <text:s text:c="7"/></text:span>».</text:p>
      <text:p text:style-name="P7">(название организации)</text:p>
      <text:p text:style-name="P11"/>
      <text:p text:style-name="P11"><text:tab/>К заявлению прилагаем:</text:p>
      <text:list xml:id="list5929005740149425604" text:style-name="L1">
        <text:list-item>
          <text:p text:style-name="P13">Список учредителей Первичной профсоюзной организации;</text:p>
        </text:list-item>
        <text:list-item>
          <text:p text:style-name="P14">Протокол Собрания членов Белорусского Независимого профсоюза – работников <text:span text:style-name="T1"><text:tab/><text:tab/><text:tab/><text:tab/><text:tab/><text:tab/> <text:tab/><text:tab/><text:tab/><text:tab/><text:tab/><text:tab/><text:tab/><text:tab/><text:tab/><text:tab/><text:tab/><text:tab/><text:tab/><text:tab/><text:tab/><text:tab/> <text:s text:c="9"/></text:span>;</text:p>
        </text:list-item>
        <text:list-item>
          <text:p text:style-name="P13">Сведения о членах Исполнительного бюро Первичной профсоюзной организации Белорусского Независимого профсоюза работников <text:span text:style-name="T1"><text:tab/><text:tab/><text:tab/> <text:tab/><text:tab/><text:tab/><text:tab/><text:tab/><text:tab/><text:tab/><text:tab/><text:tab/><text:tab/><text:tab/><text:tab/><text:tab/><text:tab/><text:tab/><text:tab/><text:tab/><text:tab/><text:tab/><text:tab/><text:tab/><text:tab/> <text:s text:c="9"/></text:span><text:span text:style-name="T3">;</text:span></text:p>
        </text:list-item>
        <text:list-item>
          <text:p text:style-name="P13">Сведения о членах Контрольно-ревизионной комиссии Первичной профсоюзной организации Белорусского Независимого профсоюза 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<text:tab/> <text:s text:c="9"/></text:span>;</text:p>
        </text:list-item>
        <text:list-item>
          <text:p text:style-name="P13">Данные о предприятии. </text:p>
        </text:list-item>
        <text:list-item>
          <text:p text:style-name="P13">Сведения о членах руководящего органа.</text:p>
        </text:list-item>
      </text:list>
      <text:p text:style-name="P15"/>
      <text:p text:style-name="P15"/>
      <text:p text:style-name="P15"/>
      <text:p text:style-name="P12"><text:span text:style-name="T8"><text:tab/></text:span><text:span text:style-name="T9"><text:tab/><text:tab/><text:tab/></text:span></text:p>
      <text:p text:style-name="P5"><text:tab/><text:tab/>(дата)</text:p>
      <text:p text:style-name="P9"/>
      <text:p text:style-name="P9"><text:tab/>Председатель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16"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35:13.714317060</dc:date>
    <meta:editing-duration>PT25M1S</meta:editing-duration>
    <meta:editing-cycles>17</meta:editing-cycles>
    <meta:generator>LibreOffice/5.2.7.2$Linux_X86_64 LibreOffice_project/20m0$Build-2</meta:generator>
    <meta:document-statistic meta:table-count="0" meta:image-count="0" meta:object-count="0" meta:page-count="1" meta:paragraph-count="22" meta:word-count="118" meta:character-count="1337" meta:non-whitespace-character-count="1008"/>
  </office:meta>
</office:document-meta>
</file>